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8a8a" style:font-size-asian="14pt" style:font-size-complex="14pt"/>
    </style:style>
    <style:style style:name="P4" style:family="paragraph" style:parent-style-name="Standard">
      <style:text-properties fo:font-size="14pt" officeooo:rsid="00168a8a" officeooo:paragraph-rsid="00168a8a" style:font-size-asian="14pt" style:font-size-complex="14pt"/>
    </style:style>
    <style:style style:name="P5" style:family="paragraph" style:parent-style-name="Standard">
      <style:text-properties fo:font-size="14pt" officeooo:rsid="0016e1b3" officeooo:paragraph-rsid="0016e1b3" style:font-size-asian="14pt" style:font-size-complex="14pt"/>
    </style:style>
    <style:style style:name="P6" style:family="paragraph" style:parent-style-name="Standard">
      <style:text-properties fo:font-size="14pt" officeooo:paragraph-rsid="0016e1b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Courier 10 Pitch" fo:font-size="14pt" officeooo:paragraph-rsid="0016e1b3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 style:list-style-name="L1">
      <style:text-properties fo:font-size="14pt" officeooo:rsid="00168a8a" officeooo:paragraph-rsid="00168a8a" style:font-size-asian="14pt" style:font-size-complex="14pt"/>
    </style:style>
    <style:style style:name="P13" style:family="paragraph" style:parent-style-name="Standard">
      <style:text-properties fo:font-size="14pt" officeooo:rsid="00199f71" officeooo:paragraph-rsid="00199f71" style:font-size-asian="14pt" style:font-size-complex="14pt"/>
    </style:style>
    <style:style style:name="P14" style:family="paragraph" style:parent-style-name="Standard">
      <style:text-properties fo:font-size="14pt" officeooo:paragraph-rsid="00199f71" style:font-size-asian="14pt" style:font-size-complex="14pt"/>
    </style:style>
    <style:style style:name="P15" style:family="paragraph" style:parent-style-name="Standard">
      <style:text-properties fo:font-size="18pt" style:text-underline-style="solid" style:text-underline-width="auto" style:text-underline-color="font-color" fo:font-weight="bold" officeooo:rsid="00199f71" officeooo:paragraph-rsid="00199f71" style:font-size-asian="18pt" style:font-weight-asian="bold" style:font-size-complex="18pt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officeooo:rsid="00168a8a"/>
    </style:style>
    <style:style style:name="T3" style:family="text">
      <style:text-properties officeooo:rsid="0016e1b3"/>
    </style:style>
    <style:style style:name="T4" style:family="text">
      <style:text-properties officeooo:rsid="0017cb9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e1b3" style:font-weight-asian="bold" style:font-weight-complex="bold"/>
    </style:style>
    <style:style style:name="T7" style:family="text">
      <style:text-properties officeooo:rsid="00199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ataxe-64<text:span text:style-name="T2"> <text:s text:c="2"/></text:span>ZPR.</text:p>
      <text:p text:style-name="P8">Richard Parker <text:span text:style-name="T7">9</text:span>.<text:span text:style-name="T7">8</text:span>.201<text:span text:style-name="T2">5</text:span></text:p>
      <text:p text:style-name="P1"/>
      <text:p text:style-name="P9">Section 1 – Introduction</text:p>
      <text:p text:style-name="P2"/>
      <text:p text:style-name="P4">The ZPR program converts an input matrix <text:span text:style-name="T7">or permutations from</text:span> internal form into a textual ou<text:span text:style-name="T7">t</text:span>put. <text:s/>There are two reasons for wanting to do this . . .</text:p>
      <text:p text:style-name="P3"/>
      <text:list xml:id="list492102500021924031" text:style-name="L1">
        <text:list-item>
          <text:p text:style-name="P12">For a human to have a look at a matrix, particulary during debugging.</text:p>
        </text:list-item>
        <text:list-item>
          <text:p text:style-name="P12">To export a matrix from meataxe64 into some other system.</text:p>
        </text:list-item>
      </text:list>
      <text:p text:style-name="P4"/>
      <text:p text:style-name="P4">The current version of ZPR really only aims <text:span text:style-name="T4">to export to</text:span> other (older) meataxe systems that have a ZCV program with similar functionality to the ZCV of meataxe64. <text:s/>Enhancements in this area, including GAP- and Magma-format output, are expected to be sorted out when the need for this first arises.</text:p>
      <text:p text:style-name="P4"/>
      <text:p text:style-name="P5"><text:span text:style-name="T4">To influence the format of the output, there </text:span>is<text:span text:style-name="T4"> (now)</text:span> an optional integer "parameter" that gives further information as to what the user wishes to get out. <text:s/>It is expected that further values for this will be added in due course. <text:s/>If this parameter is not given it is assumed to be zero. <text:s/>Hence, for example,</text:p>
      <text:p text:style-name="P6"/>
      <text:p text:style-name="P10">zpr a1 &gt; text</text:p>
      <text:p text:style-name="P6"/>
      <text:p text:style-name="P5">"prints" the file a1 to the file "text" in the default way - parameter 0. <text:s/>Similarly</text:p>
      <text:p text:style-name="P6"/>
      <text:p text:style-name="P10">zpr a1 1 &gt; text</text:p>
      <text:p text:style-name="P6"/>
      <text:p text:style-name="P5">gives a parameter of 1, whose implications are given below.</text:p>
      <text:p text:style-name="P5"/>
      <text:p text:style-name="P5">The modes are all designed with the aim that the input should where possible, feed subsequently into ZCV to reproduce the same matrix. <text:s/>Furthermore in many cases, this will still be true with older meataxe versions. <text:s/>Hence this program can be used as an interface program to move matrices from meataxe64 to other systems.</text:p>
      <text:p text:style-name="P2"/>
      <text:p text:style-name="P9">Section 2 – <text:span text:style-name="T3">Output Format.</text:span></text:p>
      <text:p text:style-name="P2"/>
      <text:p text:style-name="P15">Matrices.</text:p>
      <text:p text:style-name="P13"/>
      <text:p text:style-name="P2"><text:span text:style-name="T3">If the </text:span><text:span text:style-name="T6">parameter is 0</text:span><text:span text:style-name="T3">, t</text:span>he first line contains the mode, field, nor and noc. <text:s/>These will occupy 2, 6, 6, 6 characters respectively provided they fit with at least one space between. <text:s/>If any of field, nor, noc are 100,000 or greater, they will occupy more than 6 characters and hence may not be readable by the older programs.</text:p>
      <text:p text:style-name="P2"/>
      <text:p text:style-name="P2"><text:soft-page-break/>If the field order is 9 or less, <text:span text:style-name="T3">output </text:span>mode 1 is used. <text:s/>If the field order is between 10 and 999, <text:span text:style-name="T3">output </text:span>mode 3 will be used. <text:s/>If the field order is between 1,000 and 9,999,999, <text:span text:style-name="T3">output </text:span>mode 4 will be used<text:span text:style-name="T3">, and oth</text:span>erwise <text:span text:style-name="T3">output </text:span>mode 6 is used.</text:p>
      <text:p text:style-name="P2"/>
      <text:p text:style-name="P2">If the <text:span text:style-name="T5">parameter is 1</text:span>, this requires <text:span text:style-name="T3">ouput </text:span>mode 1. <text:s/>For fields up to 9, this is no different from default. <text:s/>For fields 9-62 it uses 0-9, A-Z, a-z to represent the field elements<text:span text:style-name="T4"> (where a-z are used to represent numbers between -26(a) and -1(z) if the number is larger than 36)</text:span>. <text:s/>For <text:span text:style-name="T4">fields larger than 61, it may happen that the number is not representable and a * is printed. <text:s/>No error message is given for this - it is assume that the user knows what they are doing! <text:s/>There is no reduction mod p involved, so this is compact interchange format also for composite fields such as 32 and 49.</text:span></text:p>
      <text:p text:style-name="P2"/>
      <text:p text:style-name="P2"><text:span text:style-name="T1">Later</text:span> If the parameter is 2, the program will attempt to convert a permutation matrix into a permutation format. <text:s/>If this is not possible, an error message <text:span text:style-name="T4">will </text:span>result and the conversion terminated.</text:p>
      <text:p text:style-name="P2"/>
      <text:p text:style-name="P2">If the p<text:span text:style-name="T5">arameter is 3</text:span>, this requires mode 3. <text:s/>This allows only numbers in the range 0-999 and if the matrix has numbers outside this range, they print as "***" .</text:p>
      <text:p text:style-name="P2"/>
      <text:p text:style-name="P2">Similarly if the <text:span text:style-name="T5">parameter is 4</text:span>, this requires mode 4, and if numbers outside the range 0-99,999,999 are in the input, "********" is printed.</text:p>
      <text:p text:style-name="P2"/>
      <text:p text:style-name="P2"><text:span text:style-name="T1">Later</text:span> If the parameter is 5, each entry <text:span text:style-name="T4">will be</text:span> printed as either x or -x for the smallest possible value of x - in other words the one that is nearest to zero. <text:s/>This can be used for working with matrices over the integers when the largest possible entry is known.</text:p>
      <text:p text:style-name="P2"/>
      <text:p text:style-name="P2">If the <text:span text:style-name="T5">parameter is 6</text:span>, mode 6 is used, where each entry is converted into a positive integer and written out with one space between every pair of entries. <text:s/>A newline is written if the next number would make the line greater than 8 characters long, or when the end of row is reached.</text:p>
      <text:p text:style-name="P2"/>
      <text:p text:style-name="P15">Permutations and maps.</text:p>
      <text:p text:style-name="P13"/>
      <text:p text:style-name="P13">Notice that the output numbers the points from 1, whereas the internal format numbers the points from zero. <text:s/>Hence the output is one more than the input for each point. <text:s/>zcv subtracts 1 in a corresponding way, so that zpr followed by zcv should leave the data unchanged.</text:p>
      <text:p text:style-name="P13"/>
      <text:p text:style-name="P14"><text:span text:style-name="T3">If the </text:span><text:span text:style-name="T6">parameter is 0</text:span><text:span text:style-name="T3">, and nor and noc are equal in the file, noc is taken as 1 and mode 12 is used. <text:s/>If they are unequal, mode 13 is used. <text:s/>The first line is then printed as mode, 1, nor, noc where nor and noc occupy 6 spaces if they are below 100,000, and as many more as necessary otherwise.</text:span></text:p>
      <text:p text:style-name="P14"/>
      <text:p text:style-name="P13">If the <text:span text:style-name="T5">parameter is 12</text:span> and the number of rows and columns are not equal, an error message is produced. <text:s/>Otherwise the action is as if the parameter were 0.</text:p>
      <text:p text:style-name="P13"/>
      <text:p text:style-name="P13">If the <text:span text:style-name="T5">parameter is 13</text:span>, mode 13 is used even if nor and noc are equal.</text:p>
      <text:p text:style-name="P14"><text:soft-page-break/></text:p>
      <text:p text:style-name="P13">The data items for the points are then output, 1 per line, where each point occupies six spaces if this is enough, and otherwise as many as are need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5-08-09T10:48:18.601434240</dc:date>
    <meta:editing-duration>PT23H36M54S</meta:editing-duration>
    <meta:editing-cycles>106</meta:editing-cycles>
    <meta:generator>LibreOffice/4.2.8.2$Linux_X86_64 LibreOffice_project/420m0$Build-2</meta:generator>
    <meta:printed-by>User </meta:printed-by>
    <meta:print-date>2012-08-06T12:45:35</meta:print-date>
    <meta:document-statistic meta:table-count="0" meta:image-count="0" meta:object-count="0" meta:page-count="3" meta:paragraph-count="29" meta:word-count="865" meta:character-count="4642" meta:non-whitespace-character-count="3776"/>
  </office:meta>
</office:document-meta>
</file>